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lide 5 :</text:p>
      <text:p text:style-name="Normal">Cet outil web va avoir 3 caractéristiques principales qui sont :</text:p>
      <text:p text:style-name="Normal">La première : être simple d’utilisation quelque soit l’utilisateur</text:p>
      <text:p text:style-name="Normal">La deuxième : est qu’il devra être réutilisable<text:s/>sans modifications<text:s/>, c.-à-d. que si une nouvelle<text:s/>Game<text:s/>jam est organisée, nous ne seront pas obligés de<text:s/>recréer cet outil web.</text:p>
      <text:p text:style-name="Normal">Et enfin la dernière : qui est que l’interface doit être simple et claire donc pas de surcharge ni de choses trop complexes</text:p>
      <text:p text:style-name="P2">Slide 10 :</text:p>
      <text:p text:style-name="Normal">On va<text:s/>maintenant passer aux<text:s/>différents livrables liées aux besoins des utilisateurs. Pour les besoins du jury qui vont se traduire par des livrables. Donc ces besoins il n’y en a qu’un seul lié uniquement aux membres du jury et c’est de pouvoir attribuer les notes et les commentaires aux différents jeux des participants<text:s/>de la Game jam<text:s/>et ce besoin se traduit par une interface de saisi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ence POIZAT</meta:initial-creator>
    <dc:creator>Maxence POIZAT</dc:creator>
    <meta:creation-date>2021-10-10T20:10:00Z</meta:creation-date>
    <dc:date>2021-10-10T22:54:00Z</dc:date>
    <meta:template xlink:href="Normal.dotm" xlink:type="simple"/>
    <meta:editing-cycles>1</meta:editing-cycles>
    <meta:editing-duration>PT0S</meta:editing-duration>
    <meta:document-statistic meta:page-count="1" meta:paragraph-count="1" meta:word-count="129" meta:character-count="840" meta:row-count="5" meta:non-whitespace-character-count="712"/>
  </office:meta>
</office:document-meta>
</file>